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reformatted_20_Text">
      <style:text-properties officeooo:rsid="0011c41d" officeooo:paragraph-rsid="0011c41d"/>
    </style:style>
    <style:style style:name="P3" style:family="paragraph" style:parent-style-name="Preformatted_20_Text">
      <style:paragraph-properties fo:break-before="page"/>
      <style:text-properties officeooo:rsid="0011c41d" officeooo:paragraph-rsid="0011c41d"/>
    </style:style>
    <style:style style:name="T1" style:family="text">
      <style:text-properties officeooo:rsid="0011c4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ristopher Bero</text:p>
      <text:p text:style-name="P2">MA244 - Matlab Assgn. 1</text:p>
      <text:p text:style-name="P2">Due: 2014/6/26</text:p>
      <text:p text:style-name="P2"/>
      <text:p text:style-name="P2">--&gt;clear</text:p>
      <text:p text:style-name="P2"/>
      <text:p text:style-name="P2">--&gt;diary /home/berocs/ma244_1.txt</text:p>
      <text:p text:style-name="P2"/>
      <text:p text:style-name="P2">==</text:p>
      <text:p text:style-name="P2">BEGIN QUESTION 1</text:p>
      <text:p text:style-name="P2">==</text:p>
      <text:p text:style-name="P2"/>
      <text:p text:style-name="P2">--&gt;A=round(10*rand(6,6))</text:p>
      <text:p text:style-name="P2"><text:s/>A <text:s/>=</text:p>
      <text:p text:style-name="P2"><text:s/></text:p>
      <text:p text:style-name="P2"><text:s text:c="4"/>3. <text:s text:c="4"/>10. <text:s text:c="3"/>1. <text:s text:c="3"/>1. <text:s text:c="3"/>10. <text:s text:c="3"/>6. <text:s/></text:p>
      <text:p text:style-name="P2"><text:s text:c="4"/>9. <text:s text:c="4"/>1. <text:s text:c="4"/>8. <text:s text:c="3"/>6. <text:s text:c="3"/>7. <text:s text:c="4"/>1. <text:s/></text:p>
      <text:p text:style-name="P2"><text:s text:c="4"/>8. <text:s text:c="4"/>7. <text:s text:c="4"/>9. <text:s text:c="3"/>1. <text:s text:c="3"/>0. <text:s text:c="4"/>6. <text:s/></text:p>
      <text:p text:style-name="P2"><text:s text:c="4"/>5. <text:s text:c="4"/>4. <text:s text:c="4"/>6. <text:s text:c="3"/>7. <text:s text:c="3"/>6. <text:s text:c="4"/>7. <text:s/></text:p>
      <text:p text:style-name="P2"><text:s text:c="4"/>10. <text:s text:c="3"/>6. <text:s text:c="4"/>6. <text:s text:c="3"/>3. <text:s text:c="3"/>3. <text:s text:c="4"/>3. <text:s/></text:p>
      <text:p text:style-name="P2"><text:s text:c="4"/>6. <text:s text:c="4"/>9. <text:s text:c="4"/>8. <text:s text:c="3"/>5. <text:s text:c="3"/>3. <text:s text:c="4"/>0. <text:s/></text:p>
      <text:p text:style-name="P2"><text:s/></text:p>
      <text:p text:style-name="P2">--&gt;B=round(8*rand(6,6))</text:p>
      <text:p text:style-name="P2"><text:s/>B <text:s/>=</text:p>
      <text:p text:style-name="P2"><text:s/></text:p>
      <text:p text:style-name="P2"><text:s text:c="4"/>4. <text:s text:c="3"/>1. <text:s text:c="3"/>5. <text:s text:c="3"/>3. <text:s text:c="3"/>4. <text:s text:c="3"/>2. <text:s/></text:p>
      <text:p text:style-name="P2"><text:s text:c="4"/>3. <text:s text:c="3"/>5. <text:s text:c="3"/>1. <text:s text:c="3"/>8. <text:s text:c="3"/>6. <text:s text:c="3"/>7. <text:s/></text:p>
      <text:p text:style-name="P2"><text:s text:c="4"/>2. <text:s text:c="3"/>3. <text:s text:c="3"/>4. <text:s text:c="3"/>4. <text:s text:c="3"/>6. <text:s text:c="3"/>1. <text:s/></text:p>
      <text:p text:style-name="P2"><text:s text:c="4"/>4. <text:s text:c="3"/>6. <text:s text:c="3"/>6. <text:s text:c="3"/>4. <text:s text:c="3"/>8. <text:s text:c="3"/>4. <text:s/></text:p>
      <text:p text:style-name="P2"><text:s text:c="4"/>3. <text:s text:c="3"/>4. <text:s text:c="3"/>7. <text:s text:c="3"/>4. <text:s text:c="3"/>7. <text:s text:c="3"/>3. <text:s/></text:p>
      <text:p text:style-name="P2"><text:s text:c="4"/>2. <text:s text:c="3"/>2. <text:s text:c="3"/>2. <text:s text:c="3"/>4. <text:s text:c="3"/>3. <text:s text:c="3"/>0. <text:s/></text:p>
      <text:p text:style-name="P2"><text:s/></text:p>
      <text:p text:style-name="P2">--&gt;A * B</text:p>
      <text:p text:style-name="P2"><text:s/>ans <text:s/>=</text:p>
      <text:p text:style-name="P2"><text:s/></text:p>
      <text:p text:style-name="P2"><text:s text:c="4"/>90. <text:s text:c="4"/>114. <text:s text:c="3"/>117. <text:s text:c="3"/>161. <text:s text:c="3"/>174. <text:s text:c="3"/>111. <text:s/></text:p>
      <text:p text:style-name="P2"><text:s text:c="4"/>102. <text:s text:c="3"/>104. <text:s text:c="3"/>165. <text:s text:c="3"/>123. <text:s text:c="3"/>190. <text:s text:c="3"/>78. <text:s text:c="2"/></text:p>
      <text:p text:style-name="P2"><text:s text:c="4"/>87. <text:s text:c="4"/>88. <text:s text:c="4"/>101. <text:s text:c="3"/>144. <text:s text:c="3"/>154. <text:s text:c="3"/>78. <text:s text:c="2"/></text:p>
      <text:p text:style-name="P2"><text:s text:c="4"/>104. <text:s text:c="3"/>123. <text:s text:c="3"/>151. <text:s text:c="3"/>151. <text:s text:c="3"/>199. <text:s text:c="3"/>90. <text:s text:c="2"/></text:p>
      <text:p text:style-name="P2"><text:s text:c="4"/>97. <text:s text:c="4"/>94. <text:s text:c="4"/>125. <text:s text:c="3"/>138. <text:s text:c="3"/>166. <text:s text:c="3"/>89. <text:s text:c="2"/></text:p>
      <text:p text:style-name="P2"><text:s text:c="4"/>96. <text:s text:c="4"/>117. <text:s text:c="3"/>122. <text:s text:c="3"/>154. <text:s text:c="3"/>187. <text:s text:c="3"/>112. <text:s/></text:p>
      <text:p text:style-name="P2"><text:s/></text:p>
      <text:p text:style-name="P2">--&gt;B * A</text:p>
      <text:p text:style-name="P2"><text:s/>ans <text:s/>=</text:p>
      <text:p text:style-name="P2"><text:s/></text:p>
      <text:p text:style-name="P2"><text:s text:c="4"/>128. <text:s text:c="3"/>130. <text:s text:c="3"/>115. <text:s text:c="3"/>58. <text:s text:c="4"/>83. <text:s text:c="4"/>88. <text:s text:c="2"/></text:p>
      <text:p text:style-name="P2"><text:s text:c="4"/>204. <text:s text:c="3"/>173. <text:s text:c="3"/>192. <text:s text:c="3"/>143. <text:s text:c="3"/>152. <text:s text:c="3"/>103. <text:s/></text:p>
      <text:p text:style-name="P2"><text:s text:c="4"/>151. <text:s text:c="3"/>112. <text:s text:c="3"/>130. <text:s text:c="3"/>75. <text:s text:c="4"/>86. <text:s text:c="4"/>85. <text:s text:c="2"/></text:p>
      <text:p text:style-name="P2"><text:s text:c="4"/>238. <text:s text:c="3"/>188. <text:s text:c="3"/>210. <text:s text:c="3"/>118. <text:s text:c="3"/>142. <text:s text:c="3"/>118. <text:s/></text:p>
      <text:p text:style-name="P2"><text:s text:c="4"/>209. <text:s text:c="3"/>168. <text:s text:c="3"/>188. <text:s text:c="3"/>98. <text:s text:c="4"/>112. <text:s text:c="3"/>113. <text:s/></text:p>
      <text:p text:style-name="P2"><text:s text:c="4"/>90. <text:s text:c="4"/>70. <text:s text:c="4"/>78. <text:s text:c="4"/>53. <text:s text:c="4"/>67. <text:s text:c="4"/>63. <text:s text:c="2"/></text:p>
      <text:p text:style-name="P2"><text:s/></text:p>
      <text:p text:style-name="P2">--&gt;inv(A*B)</text:p>
      <text:p text:style-name="P2"><text:s/>ans <text:s/>=</text:p>
      <text:p text:style-name="P2"><text:s/></text:p>
      <text:p text:style-name="P2"><text:soft-page-break/><text:s text:c="2"/>- 0.0753549 <text:s/>- 0.1025551 <text:s/>- 0.0708335 <text:s text:c="3"/>0.0847686 <text:s text:c="3"/>0.1625298 <text:s/>- 0.0018358 <text:s/></text:p>
      <text:p text:style-name="P2"><text:s text:c="2"/>- 0.0070890 <text:s/>- 0.0818527 <text:s/>- 0.0730898 <text:s text:c="3"/>0.1118199 <text:s text:c="3"/>0.0632005 <text:s/>- 0.0251450 <text:s/></text:p>
      <text:p text:style-name="P2"><text:s text:c="4"/>0.0562282 <text:s text:c="3"/>0.0304170 <text:s/>- 0.0112192 <text:s/>- 0.0171569 <text:s/>- 0.0044893 <text:s/>- 0.0517418 <text:s/></text:p>
      <text:p text:style-name="P2"><text:s text:c="4"/>0.0438042 <text:s text:c="3"/>0.0169168 <text:s text:c="3"/>0.0354775 <text:s/>- 0.0170986 <text:s/>- 0.0301544 <text:s/>- 0.0422001 <text:s/></text:p>
      <text:p text:style-name="P2"><text:s text:c="2"/>- 0.0398603 <text:s text:c="3"/>0.0626815 <text:s text:c="3"/>0.0748611 <text:s/>- 0.0644909 <text:s/>- 0.1054189 <text:s text:c="3"/>0.0793093 <text:s/></text:p>
      <text:p text:style-name="P2"><text:s text:c="4"/>0.0170686 <text:s text:c="3"/>0.0123620 <text:s/>- 0.0244847 <text:s/>- 0.0395945 <text:s text:c="3"/>0.0170312 <text:s text:c="3"/>0.0187383 <text:s/></text:p>
      <text:p text:style-name="P2"><text:s/></text:p>
      <text:p text:style-name="P2">--&gt;inv(A) * inv(B)</text:p>
      <text:p text:style-name="P2"><text:s/>ans <text:s/>=</text:p>
      <text:p text:style-name="P2"><text:s/></text:p>
      <text:p text:style-name="P2"><text:s text:c="4"/>0.0310489 <text:s/>- 0.0024765 <text:s text:c="3"/>0.1952600 <text:s text:c="3"/>0.0170202 <text:s/>- 0.1237290 <text:s/>- 0.1127195 <text:s/></text:p>
      <text:p text:style-name="P2"><text:s text:c="4"/>0.0485673 <text:s text:c="3"/>0.0164950 <text:s text:c="3"/>0.0758178 <text:s/>- 0.0147102 <text:s/>- 0.0477094 <text:s/>- 0.0839755 <text:s/></text:p>
      <text:p text:style-name="P2"><text:s text:c="2"/>- 0.0785603 <text:s/>- 0.0182043 <text:s/>- 0.291752 <text:s text:c="4"/>0.0122965 <text:s text:c="3"/>0.1889454 <text:s text:c="3"/>0.1711976 <text:s/></text:p>
      <text:p text:style-name="P2"><text:s text:c="4"/>0.0237736 <text:s text:c="3"/>0.0401075 <text:s text:c="3"/>0.1562934 <text:s/>- 0.0689028 <text:s/>- 0.0456731 <text:s/>- 0.0986746 <text:s/></text:p>
      <text:p text:style-name="P2"><text:s text:c="2"/>- 0.0208098 <text:s/>- 0.0214635 <text:s/>- 0.1304142 <text:s text:c="3"/>0.0702639 <text:s text:c="3"/>0.0051739 <text:s text:c="3"/>0.0992289 <text:s/></text:p>
      <text:p text:style-name="P2"><text:s text:c="4"/>0.0010769 <text:s/>- 0.0031662 <text:s text:c="3"/>0.0052415 <text:s/>- 0.0399535 <text:s text:c="3"/>0.0287546 <text:s text:c="3"/>0.0357310 <text:s/></text:p>
      <text:p text:style-name="P2"><text:s/></text:p>
      <text:p text:style-name="P2">--&gt;inv(B) * inv(A)</text:p>
      <text:p text:style-name="P2"><text:s/>ans <text:s/>=</text:p>
      <text:p text:style-name="P2"><text:s/></text:p>
      <text:p text:style-name="P2"><text:s text:c="2"/>- 0.0753549 <text:s/>- 0.1025551 <text:s/>- 0.0708335 <text:s text:c="3"/>0.0847686 <text:s text:c="3"/>0.1625298 <text:s/>- 0.0018358 <text:s/></text:p>
      <text:p text:style-name="P2"><text:s text:c="2"/>- 0.0070890 <text:s/>- 0.0818527 <text:s/>- 0.0730898 <text:s text:c="3"/>0.1118199 <text:s text:c="3"/>0.0632005 <text:s/>- 0.0251450 <text:s/></text:p>
      <text:p text:style-name="P2"><text:s text:c="4"/>0.0562282 <text:s text:c="3"/>0.0304170 <text:s/>- 0.0112192 <text:s/>- 0.0171569 <text:s/>- 0.0044893 <text:s/>- 0.0517418 <text:s/></text:p>
      <text:p text:style-name="P2"><text:s text:c="4"/>0.0438042 <text:s text:c="3"/>0.0169168 <text:s text:c="3"/>0.0354775 <text:s/>- 0.0170986 <text:s/>- 0.0301544 <text:s/>- 0.0422001 <text:s/></text:p>
      <text:p text:style-name="P2"><text:s text:c="2"/>- 0.0398603 <text:s text:c="3"/>0.0626815 <text:s text:c="3"/>0.0748611 <text:s/>- 0.0644909 <text:s/>- 0.1054189 <text:s text:c="3"/>0.0793093 <text:s/></text:p>
      <text:p text:style-name="P2"><text:s text:c="4"/>0.0170686 <text:s text:c="3"/>0.0123620 <text:s/>- 0.0244847 <text:s/>- 0.0395945 <text:s text:c="3"/>0.0170312 <text:s text:c="3"/>0.0187383 <text:s/></text:p>
      <text:p text:style-name="P2"><text:s/></text:p>
      <text:p text:style-name="P2">--&gt;(A - B) * (A + B)</text:p>
      <text:p text:style-name="P2"><text:s/>ans <text:s/>=</text:p>
      <text:p text:style-name="P2"><text:s/></text:p>
      <text:p text:style-name="P2"><text:s text:c="4"/>153. <text:s text:c="3"/>87. <text:s text:c="4"/>117. <text:s text:c="3"/>158. <text:s text:c="3"/>135. <text:s text:c="3"/>50. <text:s text:c="2"/></text:p>
      <text:p text:style-name="P2"><text:s text:c="4"/>11. <text:s text:c="4"/>36. <text:s text:c="4"/>20. <text:s text:c="2"/>- 66. <text:s text:c="4"/>20. <text:s text:c="4"/>49. <text:s text:c="2"/></text:p>
      <text:p text:style-name="P2"><text:s text:c="4"/>75. <text:s text:c="4"/>105. <text:s text:c="3"/>73. <text:s text:c="4"/>75. <text:s text:c="4"/>94. <text:s text:c="4"/>46. <text:s text:c="2"/></text:p>
      <text:p text:style-name="P2"><text:s text:c="4"/>8. <text:s text:c="5"/>42. <text:s text:c="4"/>28. <text:s text:c="4"/>22. <text:s text:c="4"/>28. <text:s text:c="4"/>13. <text:s text:c="2"/></text:p>
      <text:p text:style-name="P2"><text:s text:c="4"/>2. <text:s text:c="5"/>29. <text:s text:c="2"/>- 17. <text:s text:c="4"/>12. <text:s text:c="4"/>64. <text:s text:c="4"/>30. <text:s text:c="2"/></text:p>
      <text:p text:style-name="P2"><text:s text:c="4"/>181. <text:s text:c="3"/>156. <text:s text:c="3"/>177. <text:s text:c="3"/>155. <text:s text:c="3"/>197. <text:s text:c="3"/>141. <text:s/></text:p>
      <text:p text:style-name="P2"><text:s/></text:p>
      <text:p text:style-name="P2">--&gt;(A * A) - (B * B)</text:p>
      <text:p text:style-name="P2"><text:s/>ans <text:s/>=</text:p>
      <text:p text:style-name="P2"><text:s/></text:p>
      <text:p text:style-name="P2"><text:s text:c="4"/>191. <text:s text:c="3"/>103. <text:s text:c="3"/>115. <text:s text:c="3"/>55. <text:s text:c="3"/>44. <text:s text:c="3"/>27. <text:s/></text:p>
      <text:p text:style-name="P2"><text:s text:c="4"/>113. <text:s text:c="3"/>105. <text:s text:c="3"/>47. <text:s text:c="2"/>- 46. <text:s/>- 18. <text:s text:c="3"/>74. <text:s/></text:p>
      <text:p text:style-name="P2"><text:s text:c="4"/>139. <text:s text:c="3"/>129. <text:s text:c="3"/>102. <text:s text:c="3"/>6. <text:s text:c="4"/>26. <text:s text:c="3"/>53. <text:s/></text:p>
      <text:p text:style-name="P2"><text:s text:c="4"/>142. <text:s text:c="3"/>107. <text:s text:c="3"/>87. <text:s text:c="2"/>- 11. <text:s/>- 29. <text:s text:c="3"/>41. <text:s/></text:p>
      <text:p text:style-name="P2"><text:s text:c="4"/>114. <text:s text:c="3"/>103. <text:s text:c="3"/>46. <text:s text:c="2"/>- 28. <text:s text:c="3"/>10. <text:s text:c="3"/>54. <text:s/></text:p>
      <text:p text:style-name="P2"><text:s text:c="4"/>175. <text:s text:c="3"/>109. <text:s text:c="3"/>133. <text:s text:c="3"/>54. <text:s text:c="3"/>77. <text:s text:c="3"/>92. <text:s/></text:p>
      <text:p text:style-name="P2"><text:s/></text:p>
      <text:p text:style-name="P2">--&gt;(A*A)+(A*B)-(B*A)-(B*B)</text:p>
      <text:p text:style-name="P2"><text:s/>ans <text:s/>=</text:p>
      <text:p text:style-name="P2"><text:s/></text:p>
      <text:p text:style-name="P2"><text:s text:c="4"/>153. <text:s text:c="3"/>87. <text:s text:c="4"/>117. <text:s text:c="3"/>158. <text:s text:c="3"/>135. <text:s text:c="3"/>50. <text:s text:c="2"/></text:p>
      <text:p text:style-name="P2"><text:s text:c="4"/>11. <text:s text:c="4"/>36. <text:s text:c="4"/>20. <text:s text:c="2"/>- 66. <text:s text:c="4"/>20. <text:s text:c="4"/>49. <text:s text:c="2"/></text:p>
      <text:p text:style-name="P2"><text:s text:c="4"/>75. <text:s text:c="4"/>105. <text:s text:c="3"/>73. <text:s text:c="4"/>75. <text:s text:c="4"/>94. <text:s text:c="4"/>46. <text:s text:c="2"/></text:p>
      <text:p text:style-name="P2"><text:s text:c="4"/>8. <text:s text:c="5"/>42. <text:s text:c="4"/>28. <text:s text:c="4"/>22. <text:s text:c="4"/>28. <text:s text:c="4"/>13. <text:s text:c="2"/></text:p>
      <text:p text:style-name="P2"><text:s text:c="4"/>2. <text:s text:c="5"/>29. <text:s text:c="2"/>- 17. <text:s text:c="4"/>12. <text:s text:c="4"/>64. <text:s text:c="4"/>30. <text:s text:c="2"/></text:p>
      <text:p text:style-name="P2"><text:soft-page-break/><text:s text:c="4"/>181. <text:s text:c="3"/>156. <text:s text:c="3"/>177. <text:s text:c="3"/>155. <text:s text:c="3"/>197. <text:s text:c="3"/>141. <text:s/></text:p>
      <text:p text:style-name="P2"/>
      <text:p text:style-name="P2">--&gt;(A - 3*(eye(6)))^5</text:p>
      <text:p text:style-name="P2"><text:s/>ans <text:s/>=</text:p>
      <text:p text:style-name="P2"><text:s/></text:p>
      <text:p text:style-name="P2"><text:s text:c="4"/>114993. <text:s text:c="3"/>90428. <text:s text:c="4"/>71681. <text:s text:c="2"/>- 12057. <text:s text:c="3"/>83912. <text:s text:c="4"/>47508. <text:s/></text:p>
      <text:p text:style-name="P2"><text:s text:c="4"/>133051. <text:s text:c="3"/>123397. <text:s text:c="3"/>93206. <text:s text:c="2"/>- 5131. <text:s text:c="4"/>77165. <text:s text:c="4"/>15549. <text:s/></text:p>
      <text:p text:style-name="P2"><text:s text:c="4"/>118967. <text:s text:c="3"/>93040. <text:s text:c="4"/>83146. <text:s text:c="2"/>- 2029. <text:s text:c="4"/>68235. <text:s text:c="4"/>10216. <text:s/></text:p>
      <text:p text:style-name="P2"><text:s text:c="4"/>170717. <text:s text:c="3"/>143125. <text:s text:c="3"/>120216. <text:s/>- 7204. <text:s text:c="4"/>104481. <text:s text:c="3"/>34506. <text:s/></text:p>
      <text:p text:style-name="P2"><text:s text:c="4"/>125611. <text:s text:c="3"/>101857. <text:s text:c="3"/>87346. <text:s text:c="2"/>- 361. <text:s text:c="5"/>69999. <text:s text:c="4"/>7954. <text:s text:c="2"/></text:p>
      <text:p text:style-name="P2"><text:s text:c="4"/>125167. <text:s text:c="3"/>110366. <text:s text:c="3"/>82735. <text:s text:c="2"/>- 11766. <text:s text:c="3"/>76911. <text:s text:c="4"/>37779. <text:s/></text:p>
      <text:p text:style-name="P2"><text:s/></text:p>
      <text:p text:style-name="P2">--&gt;inv(A + B)</text:p>
      <text:p text:style-name="P2"><text:s/>ans <text:s/>=</text:p>
      <text:p text:style-name="P2"><text:s/></text:p>
      <text:p text:style-name="P2"><text:s text:c="4"/>0.0780934 <text:s text:c="3"/>0.1724082 <text:s text:c="3"/>0.1531218 <text:s/>- 0.2598929 <text:s/>- 0.0361738 <text:s/>- 0.0421843 <text:s/></text:p>
      <text:p text:style-name="P2"><text:s text:c="4"/>0.1412801 <text:s text:c="3"/>0.0814487 <text:s text:c="3"/>0.2279282 <text:s/>- 0.1589273 <text:s/>- 0.2715211 <text:s text:c="3"/>0.0893118 <text:s/></text:p>
      <text:p text:style-name="P2"><text:s text:c="2"/>- 0.1824911 <text:s/>- 0.2345277 <text:s/>- 0.2422628 <text:s text:c="3"/>0.288861 <text:s text:c="4"/>0.3090866 <text:s/>- 0.0129345 <text:s/></text:p>
      <text:p text:style-name="P2"><text:s text:c="2"/>- 0.0170069 <text:s text:c="3"/>0.1096056 <text:s text:c="3"/>0.0767444 <text:s/>- 0.0178521 <text:s/>- 0.1802713 <text:s text:c="3"/>0.0675665 <text:s/></text:p>
      <text:p text:style-name="P2"><text:s text:c="2"/>- 0.0334759 <text:s/>- 0.1527290 <text:s/>- 0.3333760 <text:s text:c="3"/>0.1832339 <text:s text:c="3"/>0.3012832 <text:s/>- 0.0206183 <text:s/></text:p>
      <text:p text:style-name="P2"><text:s text:c="4"/>0.0663627 <text:s text:c="3"/>0.1255197 <text:s text:c="3"/>0.2793501 <text:s/>- 0.0824476 <text:s/>- 0.2639312 <text:s/>- 0.0738929 <text:s/></text:p>
      <text:p text:style-name="P2"><text:s/></text:p>
      <text:p text:style-name="P2">--&gt;inv(A) + inv(B)</text:p>
      <text:p text:style-name="P2"><text:s/>ans <text:s/>=</text:p>
      <text:p text:style-name="P2"><text:s/></text:p>
      <text:p text:style-name="P2"><text:s text:c="4"/>0.3011375 <text:s/>- 0.0679959 <text:s/>- 0.1198066 <text:s text:c="3"/>0.2869322 <text:s/>- 0.2679452 <text:s text:c="3"/>0.0381998 <text:s/></text:p>
      <text:p text:style-name="P2"><text:s text:c="2"/>- 0.2769552 <text:s/>- 0.1527480 <text:s/>- 0.4983313 <text:s text:c="3"/>0.2706737 <text:s text:c="3"/>0.1857991 <text:s text:c="3"/>0.4958637 <text:s/></text:p>
      <text:p text:style-name="P2"><text:s text:c="2"/>- 0.0823857 <text:s text:c="3"/>0.0800426 <text:s/>- 0.1844426 <text:s/>- 0.2233299 <text:s text:c="3"/>0.2641702 <text:s text:c="3"/>0.2066240 <text:s/></text:p>
      <text:p text:style-name="P2"><text:s text:c="2"/>- 0.1547292 <text:s/>- 0.0260873 <text:s/>- 0.2690103 <text:s/>- 0.0760184 <text:s text:c="3"/>0.3433466 <text:s text:c="3"/>0.3544163 <text:s/></text:p>
      <text:p text:style-name="P2"><text:s text:c="4"/>0.2292303 <text:s text:c="3"/>0.1327792 <text:s text:c="3"/>0.7594457 <text:s/>- 0.0171845 <text:s/>- 0.5235973 <text:s/>- 0.5207081 <text:s/></text:p>
      <text:p text:style-name="P2"><text:s text:c="4"/>0.0545595 <text:s text:c="3"/>0.0718387 <text:s/>- 0.0336633 <text:s text:c="3"/>0.0313755 <text:s text:c="3"/>0.1325690 <text:s/>- 0.3465203 <text:s/></text:p>
      <text:p text:style-name="P2"><text:s/></text:p>
      <text:p text:style-name="P2">--&gt;ans = "Part L to be written in."</text:p>
      <text:p text:style-name="P2"><text:s/>ans <text:s/>=</text:p>
      <text:p text:style-name="P2"><text:s/></text:p>
      <text:p text:style-name="P2"><text:s/>Part (L) to be written in. 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== </text:p>
      <text:p text:style-name="P2">BEGIN QUESTION 2</text:p>
      <text:p text:style-name="P2">==</text:p>
      <text:p text:style-name="P2"/>
      <text:p text:style-name="P2">--&gt;mtxA = [2 1 3 2; -1 0 -1 1; 3 -2 1 4; 4 7 5 4]</text:p>
      <text:p text:style-name="P2"><text:s/>mtxA <text:s/>=</text:p>
      <text:p text:style-name="P2"><text:s/></text:p>
      <text:p text:style-name="P2"><text:s text:c="4"/>2. <text:s text:c="3"/>1. <text:s text:c="3"/>3. <text:s text:c="3"/>2. <text:s/></text:p>
      <text:p text:style-name="P2"><text:s text:c="2"/>- 1. <text:s text:c="3"/>0. <text:s/>- 1. <text:s text:c="3"/>1. <text:s/></text:p>
      <text:p text:style-name="P2"><text:s text:c="4"/>3. <text:s/>- 2. <text:s text:c="3"/>1. <text:s text:c="3"/>4. <text:s/></text:p>
      <text:p text:style-name="P2"><text:s text:c="4"/>4. <text:s text:c="3"/>7. <text:s text:c="3"/>5. <text:s text:c="3"/>4. <text:s/></text:p>
      <text:p text:style-name="P2"><text:s/></text:p>
      <text:p text:style-name="P2">--&gt;mtxA2 = [-4 2 -21 12]</text:p>
      <text:p text:style-name="P2"><text:s/>mtxA2 <text:s/>=</text:p>
      <text:p text:style-name="P2"><text:s/></text:p>
      <text:p text:style-name="P2"><text:s text:c="2"/>- 4. <text:s text:c="3"/>2. <text:s/>- 21. <text:s text:c="3"/>12. <text:s/></text:p>
      <text:p text:style-name="P2"><text:s/></text:p>
      <text:p text:style-name="P2">--&gt;rref([mtxA mtxA2'])</text:p>
      <text:p text:style-name="P2"><text:s/>ans <text:s/>=</text:p>
      <text:p text:style-name="P2"><text:s/></text:p>
      <text:p text:style-name="P2"><text:s text:c="4"/>1. <text:s text:c="3"/>0. <text:s text:c="3"/>0. <text:s text:c="3"/>0. <text:s/>- 3. <text:s text:c="8"/></text:p>
      <text:p text:style-name="P2"><text:s text:c="4"/>0. <text:s text:c="3"/>1. <text:s text:c="3"/>0. <text:s text:c="3"/>0. <text:s text:c="3"/>4. <text:s text:c="8"/></text:p>
      <text:p text:style-name="P2"><text:s text:c="4"/>0. <text:s text:c="3"/>0. <text:s text:c="3"/>1. <text:s text:c="3"/>0. <text:s text:c="3"/>5.551D-17 <text:s/></text:p>
      <text:p text:style-name="P2"><text:s text:c="4"/>0. <text:s text:c="3"/>0. <text:s text:c="3"/>0. <text:s text:c="3"/>1. <text:s/>- 1. <text:s text:c="8"/></text:p>
      <text:p text:style-name="P2"><text:s/></text:p>
      <text:p text:style-name="P2">--&gt;mtxB = [2 6 -3 -1 18 2; 0 1 3 4 12 9; -2 3 0 0 -5 6; -1 7 8 12 39 1; 7 4 -3 5 66 0]</text:p>
      <text:p text:style-name="P2"><text:s/>mtxB <text:s/>=</text:p>
      <text:p text:style-name="P2"><text:s/></text:p>
      <text:p text:style-name="P2"><text:s text:c="4"/>2. <text:s text:c="3"/>6. <text:s/>- 3. <text:s/>- 1. <text:s text:c="4"/>18. <text:s text:c="3"/>2. <text:s/></text:p>
      <text:p text:style-name="P2"><text:s text:c="4"/>0. <text:s text:c="3"/>1. <text:s text:c="3"/>3. <text:s text:c="3"/>4. <text:s text:c="4"/>12. <text:s text:c="3"/>9. <text:s/></text:p>
      <text:p text:style-name="P2"><text:s text:c="2"/>- 2. <text:s text:c="3"/>3. <text:s text:c="3"/>0. <text:s text:c="3"/>0. <text:s text:c="2"/>- 5. <text:s text:c="4"/>6. <text:s/></text:p>
      <text:p text:style-name="P2"><text:s text:c="2"/>- 1. <text:s text:c="3"/>7. <text:s text:c="3"/>8. <text:s text:c="3"/>12. <text:s text:c="3"/>39. <text:s text:c="3"/>1. <text:s/></text:p>
      <text:p text:style-name="P2"><text:s text:c="4"/>7. <text:s text:c="3"/>4. <text:s/>- 3. <text:s text:c="3"/>5. <text:s text:c="4"/>66. <text:s text:c="3"/>0. <text:s/></text:p>
      <text:p text:style-name="P2"><text:s/></text:p>
      <text:p text:style-name="P2">--&gt;mtxB2 = [-103 -61 63 -208 -469]</text:p>
      <text:p text:style-name="P2"><text:s/>mtxB2 <text:s/>=</text:p>
      <text:p text:style-name="P2"><text:s/></text:p>
      <text:p text:style-name="P2"><text:s text:c="2"/>- 103. <text:s/>- 61. <text:s text:c="3"/>63. <text:s/>- 208. <text:s/>- 469. <text:s/></text:p>
      <text:p text:style-name="P2"><text:s/></text:p>
      <text:p text:style-name="P2">--&gt;rref([mtxB mtxB2'])</text:p>
      <text:p text:style-name="P2"><text:s/>ans <text:s/>=</text:p>
      <text:p text:style-name="P2"><text:s/></text:p>
      <text:p text:style-name="P2"><text:s text:c="4"/>1. <text:s text:c="3"/>0. <text:s text:c="3"/>0. <text:s text:c="3"/>0. <text:s text:c="3"/>4. <text:s text:c="3"/>0. <text:s/>- 30. <text:s/></text:p>
      <text:p text:style-name="P2"><text:s text:c="4"/>0. <text:s text:c="3"/>1. <text:s text:c="3"/>0. <text:s text:c="3"/>0. <text:s text:c="3"/>1. <text:s text:c="3"/>0. <text:s/>- 1. <text:s text:c="2"/></text:p>
      <text:p text:style-name="P2"><text:s text:c="4"/>0. <text:s text:c="3"/>0. <text:s text:c="3"/>1. <text:s text:c="3"/>0. <text:s/>- 3. <text:s text:c="3"/>0. <text:s text:c="3"/>25. <text:s/></text:p>
      <text:p text:style-name="P2"><text:s text:c="4"/>0. <text:s text:c="3"/>0. <text:s text:c="3"/>0. <text:s text:c="3"/>1. <text:s text:c="3"/>5. <text:s text:c="3"/>0. <text:s/>- 36. <text:s/></text:p>
      <text:p text:style-name="P2"><text:s text:c="4"/>0. <text:s text:c="3"/>0. <text:s text:c="3"/>0. <text:s text:c="3"/>0. <text:s text:c="3"/>0. <text:s text:c="3"/>1. <text:s text:c="3"/>1. <text:s text:c="2"/></text:p>
      <text:p text:style-name="P2"><text:s/></text:p>
      <text:p text:style-name="P2">--&gt;mtxC = [2 6 -3; 0 1 1; -2 3 0; -1 7 8; 7 4 -3]</text:p>
      <text:p text:style-name="P2"><text:s/>mtxC <text:s/>=</text:p>
      <text:p text:style-name="P2"><text:s/></text:p>
      <text:p text:style-name="P2"><text:s text:c="4"/>2. <text:s text:c="3"/>6. <text:s/>- 3. <text:s/></text:p>
      <text:p text:style-name="P2"><text:s text:c="4"/>0. <text:s text:c="3"/>1. <text:s text:c="3"/>1. <text:s/></text:p>
      <text:p text:style-name="P2"><text:s text:c="2"/>- 2. <text:s text:c="3"/>3. <text:s text:c="3"/>0. <text:s/></text:p>
      <text:p text:style-name="P2"><text:soft-page-break/><text:s text:c="2"/>- 1. <text:s text:c="3"/>7. <text:s text:c="3"/>8. <text:s/></text:p>
      <text:p text:style-name="P2"><text:s text:c="4"/>7. <text:s text:c="3"/>4. <text:s/>- 3. <text:s/></text:p>
      <text:p text:style-name="P2"><text:s/></text:p>
      <text:p text:style-name="P2">--&gt;mtxC2 = [-1 4 0 12 5]</text:p>
      <text:p text:style-name="P2"><text:s/>mtxC2 <text:s/>=</text:p>
      <text:p text:style-name="P2"><text:s/></text:p>
      <text:p text:style-name="P2"><text:s text:c="2"/>- 1. <text:s text:c="3"/>4. <text:s text:c="3"/>0. <text:s text:c="3"/>12. <text:s text:c="3"/>5. <text:s/></text:p>
      <text:p text:style-name="P2"><text:s/></text:p>
      <text:p text:style-name="P2">--&gt;rref([mtxC mtxC2'])</text:p>
      <text:p text:style-name="P2"><text:s/>ans <text:s/>=</text:p>
      <text:p text:style-name="P2"><text:s/></text:p>
      <text:p text:style-name="P2"><text:s text:c="4"/>1. <text:s text:c="3"/>0. <text:s text:c="3"/>0. <text:s text:c="3"/>0. <text:s/></text:p>
      <text:p text:style-name="P2"><text:s text:c="4"/>0. <text:s text:c="3"/>1. <text:s text:c="3"/>0. <text:s text:c="3"/>0. <text:s/></text:p>
      <text:p text:style-name="P2"><text:s text:c="4"/>0. <text:s text:c="3"/>0. <text:s text:c="3"/>1. <text:s text:c="3"/>0. <text:s/></text:p>
      <text:p text:style-name="P2"><text:s text:c="4"/>0. <text:s text:c="3"/>0. <text:s text:c="3"/>0. <text:s text:c="3"/>1. <text:s/></text:p>
      <text:p text:style-name="P2"><text:s text:c="4"/>0. <text:s text:c="3"/>0. <text:s text:c="3"/>0. <text:s text:c="3"/>0. <text:s/></text:p>
      <text:p text:style-name="P2"><text:s/></text:p>
      <text:p text:style-name="P2">--&gt;mtxD = [1 -1 1 -1; 1 2 -3 4; 3 -1 2 4; 0 -1 -1 2]</text:p>
      <text:p text:style-name="P2"><text:s/>mtxD <text:s/>=</text:p>
      <text:p text:style-name="P2"><text:s/></text:p>
      <text:p text:style-name="P2"><text:s text:c="4"/>1. <text:s/>- 1. <text:s text:c="3"/>1. <text:s/>- 1. <text:s/></text:p>
      <text:p text:style-name="P2"><text:s text:c="4"/>1. <text:s text:c="3"/>2. <text:s/>- 3. <text:s text:c="3"/>4. <text:s/></text:p>
      <text:p text:style-name="P2"><text:s text:c="4"/>3. <text:s/>- 1. <text:s text:c="3"/>2. <text:s text:c="3"/>4. <text:s/></text:p>
      <text:p text:style-name="P2"><text:s text:c="4"/>0. <text:s/>- 1. <text:s/>- 1. <text:s text:c="3"/>2. <text:s/></text:p>
      <text:p text:style-name="P2"><text:s/></text:p>
      <text:p text:style-name="P2">--&gt;mtxD2 = zeros(4, 1)</text:p>
      <text:p text:style-name="P2"><text:s/>mtxD2 <text:s/>=</text:p>
      <text:p text:style-name="P2"><text:s/></text:p>
      <text:p text:style-name="P2"><text:s text:c="4"/>0. <text:s/></text:p>
      <text:p text:style-name="P2"><text:s text:c="4"/>0. <text:s/></text:p>
      <text:p text:style-name="P2"><text:s text:c="4"/>0. <text:s/></text:p>
      <text:p text:style-name="P2"><text:s text:c="4"/>0. <text:s/></text:p>
      <text:p text:style-name="P2"><text:s/></text:p>
      <text:p text:style-name="P2">--&gt;rref([mtxD mtxD2])</text:p>
      <text:p text:style-name="P2"><text:s/>ans <text:s/>=</text:p>
      <text:p text:style-name="P2"><text:s/></text:p>
      <text:p text:style-name="P2"><text:s text:c="4"/>1. <text:s text:c="3"/>0. <text:s text:c="3"/>0. <text:s text:c="3"/>0. <text:s text:c="3"/>0. <text:s/></text:p>
      <text:p text:style-name="P2"><text:s text:c="4"/>0. <text:s text:c="3"/>1. <text:s text:c="3"/>0. <text:s text:c="3"/>0. <text:s text:c="3"/>0. <text:s/></text:p>
      <text:p text:style-name="P2"><text:s text:c="4"/>0. <text:s text:c="3"/>0. <text:s text:c="3"/>1. <text:s text:c="3"/>0. <text:s text:c="3"/>0. <text:s/></text:p>
      <text:p text:style-name="P2"><text:s text:c="4"/>0. <text:s text:c="3"/>0. <text:s text:c="3"/>0. <text:s text:c="3"/>1. <text:s text:c="3"/>0. <text:s/></text:p>
      <text:p text:style-name="P2"><text:s/></text:p>
      <text:p text:style-name="P2"/>
      <text:p text:style-name="P3">==</text:p>
      <text:p text:style-name="P2">BEGIN QUESTION 3</text:p>
      <text:p text:style-name="P2">==</text:p>
      <text:p text:style-name="P2"/>
      <text:p text:style-name="P2">--&gt;mtx3A = [81 27 9 3 1; 1 1 1 1 1; 0 0 0 0 1; 1 -1 1 -1 1; 16 -8 4 -2 1]</text:p>
      <text:p text:style-name="P2"><text:s/>mtx3A <text:s/>=</text:p>
      <text:p text:style-name="P2"><text:s/></text:p>
      <text:p text:style-name="P2"><text:s text:c="4"/>81. <text:s text:c="3"/>27. <text:s text:c="3"/>9. <text:s text:c="3"/>3. <text:s text:c="3"/>1. <text:s/></text:p>
      <text:p text:style-name="P2"><text:s text:c="4"/>1. <text:s text:c="4"/>1. <text:s text:c="4"/>1. <text:s text:c="3"/>1. <text:s text:c="3"/>1. <text:s/></text:p>
      <text:p text:style-name="P2"><text:s text:c="4"/>0. <text:s text:c="4"/>0. <text:s text:c="4"/>0. <text:s text:c="3"/>0. <text:s text:c="3"/>1. <text:s/></text:p>
      <text:p text:style-name="P2"><text:s text:c="4"/>1. <text:s text:c="2"/>- 1. <text:s text:c="4"/>1. <text:s/>- 1. <text:s text:c="3"/>1. <text:s/></text:p>
      <text:p text:style-name="P2"><text:s text:c="4"/>16. <text:s/>- 8. <text:s text:c="4"/>4. <text:s/>- 2. <text:s text:c="3"/>1. <text:s/></text:p>
      <text:p text:style-name="P2"><text:s/></text:p>
      <text:p text:style-name="P2">--&gt;mtx3b = [-58 4 5 2 -23]</text:p>
      <text:p text:style-name="P2"><text:s/>mtx3b <text:s/>=</text:p>
      <text:p text:style-name="P2"><text:s/></text:p>
      <text:p text:style-name="P2"><text:s text:c="2"/>- 58. <text:s text:c="3"/>4. <text:s text:c="3"/>5. <text:s text:c="3"/>2. <text:s/>- 23. <text:s/></text:p>
      <text:p text:style-name="P2"><text:s/></text:p>
      <text:p text:style-name="P2">--&gt;rref([mtx3A mtx3b'])</text:p>
      <text:p text:style-name="P2"><text:s/>ans <text:s/>=</text:p>
      <text:p text:style-name="P2"><text:s/></text:p>
      <text:p text:style-name="P2"><text:s text:c="4"/>1. <text:s text:c="3"/>0. <text:s text:c="3"/>0. <text:s text:c="3"/>0. <text:s text:c="3"/>0. <text:s/>- 1. <text:s text:c="8"/></text:p>
      <text:p text:style-name="P2"><text:s text:c="4"/>0. <text:s text:c="3"/>1. <text:s text:c="3"/>0. <text:s text:c="3"/>0. <text:s text:c="3"/>0. <text:s text:c="3"/>1. <text:s text:c="8"/></text:p>
      <text:p text:style-name="P2"><text:s text:c="4"/>0. <text:s text:c="3"/>0. <text:s text:c="3"/>1. <text:s text:c="3"/>0. <text:s text:c="3"/>0. <text:s/>- 1. <text:s text:c="8"/></text:p>
      <text:p text:style-name="P2"><text:s text:c="4"/>0. <text:s text:c="3"/>0. <text:s text:c="3"/>0. <text:s text:c="3"/>1. <text:s text:c="3"/>0. <text:s/>- 4.441D-16 <text:s/></text:p>
      <text:p text:style-name="P2"><text:s text:c="4"/>0. <text:s text:c="3"/>0. <text:s text:c="3"/>0. <text:s text:c="3"/>0. <text:s text:c="3"/>1. <text:s text:c="3"/>5. <text:s text:c="8"/></text:p>
      <text:p text:style-name="P2"><text:s/></text:p>
      <text:p text:style-name="P2">--&gt;diary off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11c41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ero</text:span> <text:page-number text:select-page="current">6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5T15:34:39.111657067</dc:date>
    <meta:generator>LibreOffice/4.2.5.2$Linux_ARM_EABI LibreOffice_project/420m0$Build-2</meta:generator>
    <meta:editing-duration>P0D</meta:editing-duration>
    <meta:editing-cycles>1</meta:editing-cycles>
    <meta:document-statistic meta:table-count="0" meta:image-count="0" meta:object-count="0" meta:page-count="6" meta:paragraph-count="264" meta:word-count="1195" meta:character-count="7748" meta:non-whitespace-character-count="4243"/>
  </office:meta>
</office:document-meta>
</file>